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63cf9" officeooo:paragraph-rsid="00063cf9"/>
    </style:style>
    <style:style style:name="P2" style:family="paragraph" style:parent-style-name="Standard">
      <style:text-properties officeooo:rsid="000a7e0d" officeooo:paragraph-rsid="000a7e0d"/>
    </style:style>
    <style:style style:name="P3" style:family="paragraph" style:parent-style-name="Standard">
      <style:text-properties officeooo:rsid="000e17ca" officeooo:paragraph-rsid="000e17ca"/>
    </style:style>
    <style:style style:name="P4" style:family="paragraph" style:parent-style-name="Standard">
      <style:text-properties officeooo:rsid="00152a48" officeooo:paragraph-rsid="00152a48"/>
    </style:style>
    <style:style style:name="P5" style:family="paragraph" style:parent-style-name="Standard">
      <style:text-properties officeooo:rsid="001c931c" officeooo:paragraph-rsid="001c931c"/>
    </style:style>
    <style:style style:name="P6" style:family="paragraph" style:parent-style-name="Standard">
      <style:text-properties officeooo:rsid="001ccc19" officeooo:paragraph-rsid="001ccc19"/>
    </style:style>
    <style:style style:name="P7" style:family="paragraph" style:parent-style-name="Standard">
      <style:text-properties officeooo:rsid="001d7d10" officeooo:paragraph-rsid="001d7d10"/>
    </style:style>
    <style:style style:name="P8" style:family="paragraph" style:parent-style-name="Standard">
      <style:text-properties officeooo:rsid="0020dd50" officeooo:paragraph-rsid="0020dd50"/>
    </style:style>
    <style:style style:name="P9" style:family="paragraph" style:parent-style-name="Standard">
      <style:text-properties officeooo:rsid="002a8129" officeooo:paragraph-rsid="002a8129"/>
    </style:style>
    <style:style style:name="P10" style:family="paragraph" style:parent-style-name="Standard">
      <style:text-properties officeooo:rsid="002c604a" officeooo:paragraph-rsid="002c604a"/>
    </style:style>
    <style:style style:name="P11" style:family="paragraph" style:parent-style-name="Standard">
      <style:text-properties officeooo:rsid="0030cf49" officeooo:paragraph-rsid="0030cf49"/>
    </style:style>
    <style:style style:name="P12" style:family="paragraph" style:parent-style-name="Standard">
      <style:text-properties officeooo:rsid="0034c9be" officeooo:paragraph-rsid="0034c9be"/>
    </style:style>
    <style:style style:name="P13" style:family="paragraph" style:parent-style-name="Standard">
      <style:text-properties officeooo:rsid="003d987e" officeooo:paragraph-rsid="003d987e"/>
    </style:style>
    <style:style style:name="P14" style:family="paragraph" style:parent-style-name="Standard">
      <style:text-properties officeooo:rsid="003e6691" officeooo:paragraph-rsid="003e6691"/>
    </style:style>
    <style:style style:name="P15" style:family="paragraph" style:parent-style-name="Standard">
      <style:text-properties officeooo:rsid="003fcb77" officeooo:paragraph-rsid="003fcb77"/>
    </style:style>
    <style:style style:name="P16" style:family="paragraph" style:parent-style-name="Standard">
      <style:text-properties officeooo:rsid="004702bc" officeooo:paragraph-rsid="004702bc"/>
    </style:style>
    <style:style style:name="P17" style:family="paragraph" style:parent-style-name="Standard">
      <style:text-properties officeooo:rsid="0048a816" officeooo:paragraph-rsid="0048a816"/>
    </style:style>
    <style:style style:name="P18" style:family="paragraph" style:parent-style-name="Standard">
      <style:text-properties officeooo:paragraph-rsid="0049aad7"/>
    </style:style>
    <style:style style:name="T1" style:family="text">
      <style:text-properties officeooo:rsid="0006837c"/>
    </style:style>
    <style:style style:name="T2" style:family="text">
      <style:text-properties officeooo:rsid="000721ac"/>
    </style:style>
    <style:style style:name="T3" style:family="text">
      <style:text-properties officeooo:rsid="0008655c"/>
    </style:style>
    <style:style style:name="T4" style:family="text">
      <style:text-properties officeooo:rsid="0008a982"/>
    </style:style>
    <style:style style:name="T5" style:family="text">
      <style:text-properties officeooo:rsid="000ba453"/>
    </style:style>
    <style:style style:name="T6" style:family="text">
      <style:text-properties officeooo:rsid="000bf0ec"/>
    </style:style>
    <style:style style:name="T7" style:family="text">
      <style:text-properties officeooo:rsid="000ca022"/>
    </style:style>
    <style:style style:name="T8" style:family="text">
      <style:text-properties officeooo:rsid="000e17ca"/>
    </style:style>
    <style:style style:name="T9" style:family="text">
      <style:text-properties officeooo:rsid="000f03b8"/>
    </style:style>
    <style:style style:name="T10" style:family="text">
      <style:text-properties officeooo:rsid="000f59aa"/>
    </style:style>
    <style:style style:name="T11" style:family="text">
      <style:text-properties officeooo:rsid="000fdb13"/>
    </style:style>
    <style:style style:name="T12" style:family="text">
      <style:text-properties officeooo:rsid="0011c22f"/>
    </style:style>
    <style:style style:name="T13" style:family="text">
      <style:text-properties officeooo:rsid="001356c0"/>
    </style:style>
    <style:style style:name="T14" style:family="text">
      <style:text-properties officeooo:rsid="0015e43e"/>
    </style:style>
    <style:style style:name="T15" style:family="text">
      <style:text-properties officeooo:rsid="00175f5a"/>
    </style:style>
    <style:style style:name="T16" style:family="text">
      <style:text-properties officeooo:rsid="0018f4ce"/>
    </style:style>
    <style:style style:name="T17" style:family="text">
      <style:text-properties officeooo:rsid="001a7b8d"/>
    </style:style>
    <style:style style:name="T18" style:family="text">
      <style:text-properties officeooo:rsid="001aa777"/>
    </style:style>
    <style:style style:name="T19" style:family="text">
      <style:text-properties officeooo:rsid="001ccc19"/>
    </style:style>
    <style:style style:name="T20" style:family="text">
      <style:text-properties officeooo:rsid="0022bb1f"/>
    </style:style>
    <style:style style:name="T21" style:family="text">
      <style:text-properties officeooo:rsid="00246450"/>
    </style:style>
    <style:style style:name="T22" style:family="text">
      <style:text-properties officeooo:rsid="00258497"/>
    </style:style>
    <style:style style:name="T23" style:family="text">
      <style:text-properties officeooo:rsid="00277983"/>
    </style:style>
    <style:style style:name="T24" style:family="text">
      <style:text-properties officeooo:rsid="0028e42a"/>
    </style:style>
    <style:style style:name="T25" style:family="text">
      <style:text-properties officeooo:rsid="002c7243"/>
    </style:style>
    <style:style style:name="T26" style:family="text">
      <style:text-properties officeooo:rsid="002ddb5f"/>
    </style:style>
    <style:style style:name="T27" style:family="text">
      <style:text-properties officeooo:rsid="002ee588"/>
    </style:style>
    <style:style style:name="T28" style:family="text">
      <style:text-properties officeooo:rsid="002fbf23"/>
    </style:style>
    <style:style style:name="T29" style:family="text">
      <style:text-properties officeooo:rsid="0032a9d8"/>
    </style:style>
    <style:style style:name="T30" style:family="text">
      <style:text-properties officeooo:rsid="0033617e"/>
    </style:style>
    <style:style style:name="T31" style:family="text">
      <style:text-properties officeooo:rsid="0036746d"/>
    </style:style>
    <style:style style:name="T32" style:family="text">
      <style:text-properties officeooo:rsid="0038559d"/>
    </style:style>
    <style:style style:name="T33" style:family="text">
      <style:text-properties officeooo:rsid="00399431"/>
    </style:style>
    <style:style style:name="T34" style:family="text">
      <style:text-properties officeooo:rsid="003a5204"/>
    </style:style>
    <style:style style:name="T35" style:family="text">
      <style:text-properties officeooo:rsid="003b44cd"/>
    </style:style>
    <style:style style:name="T36" style:family="text">
      <style:text-properties officeooo:rsid="003cb40a"/>
    </style:style>
    <style:style style:name="T37" style:family="text">
      <style:text-properties officeooo:rsid="00406a2f"/>
    </style:style>
    <style:style style:name="T38" style:family="text">
      <style:text-properties officeooo:rsid="0040bbae"/>
    </style:style>
    <style:style style:name="T39" style:family="text">
      <style:text-properties officeooo:rsid="00423db6"/>
    </style:style>
    <style:style style:name="T40" style:family="text">
      <style:text-properties officeooo:rsid="00424e48"/>
    </style:style>
    <style:style style:name="T41" style:family="text">
      <style:text-properties officeooo:rsid="0042b972"/>
    </style:style>
    <style:style style:name="T42" style:family="text">
      <style:text-properties officeooo:rsid="00437941"/>
    </style:style>
    <style:style style:name="T43" style:family="text">
      <style:text-properties officeooo:rsid="00447bfa"/>
    </style:style>
    <style:style style:name="T44" style:family="text">
      <style:text-properties officeooo:rsid="004564ba"/>
    </style:style>
    <style:style style:name="T45" style:family="text">
      <style:text-properties officeooo:rsid="0049aad7"/>
    </style:style>
    <style:style style:name="T46" style:family="text">
      <style:text-properties officeooo:rsid="0049fb89"/>
    </style:style>
    <style:style style:name="T47" style:family="text">
      <style:text-properties officeooo:rsid="004bd95a"/>
    </style:style>
    <style:style style:name="T48" style:family="text">
      <style:text-properties officeooo:rsid="004dcdff"/>
    </style:style>
    <style:style style:name="T49" style:family="text">
      <style:text-properties officeooo:rsid="004f2fd4"/>
    </style:style>
    <style:style style:name="T50" style:family="text">
      <style:text-properties officeooo:rsid="00505d1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ilOS est un énorme projet. En fait, c’est un système d’exploitation (OS) libre et gratuit. Mais pourquoi donc créer un nouvel OS alors qu’il y en a déjà plusieurs, Linux, Windows, MacOS, BSD.</text:p>
      <text:p text:style-name="P1">Donc d’une part, pour avoir un OS qui tourne sur un autre noyau que le noyau UNIX. Mais c’est aussi pour avoir un OS qui fonctionne sans rammer sur la grande majorité des processeurs. <text:span text:style-name="T1">Ainsi, il devrait fonctionner sur micr</text:span><text:span text:style-name="T4">o</text:span><text:span text:style-name="T1">contrôller 32 bits telle que l’</text:span><text:span text:style-name="T21">ESP</text:span><text:span text:style-name="T1">32, le </text:span><text:span text:style-name="T21">STM</text:span><text:span text:style-name="T1">32 et le </text:span><text:span text:style-name="T21">RP</text:span><text:span text:style-name="T1">2040. </text:span><text:span text:style-name="T2">Evidemment, vous vous doutez bien que ce ne sera pas un OS très graphique sur certains support. </text:span><text:span text:style-name="T3">Cependant, l’utilisation d’écran TFT en couleur pourra peut-être être envisageable pour les microcontrôllers ayant assez de puissance pour. </text:span><text:span text:style-name="T4">Cependant, il sera plus fait pour de vrais petits ordinateurs. Je pense notamment aux Raspberry Pi, mais surtout à un vieux processeur que plus personne n’utilise.</text:span></text:p>
      <text:p text:style-name="P1"/>
      <text:p text:style-name="P2">Ce vieux processeur est un 6502 ou plutôt, en fait parti. <text:span text:style-name="T5">Les 6502 ont été utilisé dans les premiers PC Apple, dans l’atari2600 (version moins puissante appelé 2600), </text:span><text:span text:style-name="T6">dans la NES, et bien d’autres. Donc comme on peut le constater, il est très polyvalent et peu cher. </text:span><text:span text:style-name="T7">Seulement, nous ne pouvons plus en acheter d’origine, ils sont trop vieux. Nous pouvons, cependant, acheter de nouvelles versions sur certains sites. </text:span><text:span text:style-name="T8">Je pense par exemple à la marque The Western Design Center, Inc qui fait des 6502.</text:span></text:p>
      <text:p text:style-name="P3">Je vais pour ma part utilisé un W65C02S, un processeur 8-bit avec plus ou moins 1MHZ. <text:span text:style-name="T9">Si vous voulez vous le procurez, vous pouvez simplement regarder sur leur site. </text:span><text:span text:style-name="T10">Mais il faut aussi acheter une mémoire RAM (variables, …) et EEPROM (stocker le programme, …). </text:span><text:span text:style-name="T11">Le W65C02S ne peut qu’adresser les mémoires en 32KB maximum. Les deux mémoires sont donc </text:span><text:span text:style-name="T12">de 32KB. </text:span><text:span text:style-name="T13">Cela est assez peu et je trouverai une solution si ce n’est pas assez. Comme l’utilisation du carte microSD en SPI.</text:span></text:p>
      <text:p text:style-name="P4">Ce sera la principale version de WilOS pour l’instant. <text:span text:style-name="T14">Il n’y aura pas d’écran graphique mais un écran LCD 16x2, ce sont des écrans très utilisé sur des Arduino est autres microcontrôller. </text:span><text:span text:style-name="T15">Ils contiennent souvent une puce Hitachi (HD44780U) </text:span><text:span text:style-name="T16">qui gèrent absolument tout l’affichage. </text:span><text:span text:style-name="T17">Celle-ci contient des Opcodes et un RAM interne afin de stocker le rendu. </text:span><text:span text:style-name="T18">Ces écrans sont souvent utilisé avec un bibliothèques externes. Il est cependant très facile de l’utilisé sans bibliothèque. Il faut juste comprendre son fonctionnement, pour cela il suffit de lire la datasheet de la puce.</text:span></text:p>
      <text:p text:style-name="P4"/>
      <text:p text:style-name="P5">Pour le fonctionnement du processeur, j’imagine un terminal comme sur certains Linux, rien qu’une console ou l’on tape des commandes. <text:span text:style-name="T19">Donc le pseudo-code derrière cette idée pour être :</text:span></text:p>
      <text:p text:style-name="P5"/>
      <text:p text:style-name="P6">Demande une commande</text:p>
      <text:p text:style-name="P7">if commande = … faire …</text:p>
      <text:p text:style-name="P7">elif …</text:p>
      <text:p text:style-name="P7"/>
      <text:p text:style-name="P8">Le problème c’est que pour rajouter des applications, il faut aller dans le code pour rajouter une condition pour l’application. <text:span text:style-name="T20">C’est le problème que j’ai eu sur ESP32. </text:span><text:span text:style-name="T22">Il faut donc agir comme sur un vrai OS, il faut développer un noyau. </text:span><text:span text:style-name="T23">Il serait charger de tout commander, </text:span><text:span text:style-name="T24">voici un pseudo-code pour le problème précédent :</text:span></text:p>
      <text:p text:style-name="P8"/>
      <text:p text:style-name="P9">Demande une commande</text:p>
      <text:p text:style-name="P9">regarde si un programme a le même nom</text:p>
      <text:p text:style-name="P9">si ou<text:span text:style-name="T25">i</text:span> on l’execute</text:p>
      <text:p text:style-name="P9">sinon on dit que ca n’existe pas</text:p>
      <text:p text:style-name="P9"/>
      <text:p text:style-name="P10">Le problème est donc résolu. <text:span text:style-name="T26">Ça fonctionne déjà mieux pour l’ajout d’applications. </text:span><text:span text:style-name="T27">Il nous manque un moyen de parcourir tout les fichiers afin de trouver le programme. </text:span><text:span text:style-name="T28">Pour cela, on peut imaginer que l’on cherche que dans le répertoire où l’on est et dans un répertoire appelé « Applications ».</text:span></text:p>
      <text:p text:style-name="P10"/>
      <text:p text:style-name="P10"/>
      <text:p text:style-name="P11"><text:soft-page-break/>Il nous faut encore un langage pour les programmes. <text:span text:style-name="T29">On pourrait tous les faire en assembleur mais ce serait vachemment redondant et fatiguant. </text:span><text:span text:style-name="T30">À la place, il nous faut un langage de haut niveau compilé.</text:span></text:p>
      <text:p text:style-name="P12">Encore une fois, nous pourrions utilisé un langage telle que le C, le C++ ou encore le Pascal. Je préfère cependant coder le mien. <text:span text:style-name="T31">Ce sera une copie du C </text:span><text:span text:style-name="T32">parce que c’est un langage connu est polyvalent. Le problème n’est pas le langage mais le compilateur. </text:span><text:span text:style-name="T33">Un compilateur est chargé de transformer un code source en un langage machine. </text:span><text:span text:style-name="T34">Pour en créer un, il faut regarder comment le code devient quand on compile un code C. </text:span><text:span text:style-name="T35">Ensuite nous analysons l’assembleur. </text:span><text:span text:style-name="T36">Cependant, tout semble incompréhensif.</text:span></text:p>
      <text:p text:style-name="P13">Le code ci-dessous en C deviens de l’assembleur :</text:p>
      <text:p text:style-name="P13"/>
      <text:p text:style-name="P13">#include &lt;stdio.h&gt;</text:p>
      <text:p text:style-name="P13">#include &lt;stdbool.h&gt;</text:p>
      <text:p text:style-name="P13"/>
      <text:p text:style-name="P13">int main()</text:p>
      <text:p text:style-name="P13">{</text:p>
      <text:p text:style-name="P13"><text:tab/>int a = 5;</text:p>
      <text:p text:style-name="P13"><text:tab/>int b = 10;</text:p>
      <text:p text:style-name="P13"><text:tab/>int c = a + b;</text:p>
      <text:p text:style-name="P13"><text:tab/>printf("La somme de %d et %d est %d\n", a, b, c);</text:p>
      <text:p text:style-name="P13"><text:tab/>while(true)</text:p>
      <text:p text:style-name="P13"><text:tab/>{</text:p>
      <text:p text:style-name="P13"><text:tab/><text:tab/>printf("Infini");</text:p>
      <text:p text:style-name="P13"><text:tab/>}</text:p>
      <text:p text:style-name="P13"><text:tab/>return 0;</text:p>
      <text:p text:style-name="P13">}</text:p>
      <text:p text:style-name="P13"/>
      <text:p text:style-name="P14">En assembleur :</text:p>
      <text:p text:style-name="P14"/>
      <text:p text:style-name="P14"><text:tab/>.arch armv8-a</text:p>
      <text:p text:style-name="P14"><text:tab/>.file<text:tab/>"main.c"</text:p>
      <text:p text:style-name="P14"><text:tab/>.text</text:p>
      <text:p text:style-name="P14"><text:tab/>.section<text:tab/>.rodata</text:p>
      <text:p text:style-name="P14"><text:tab/>.align<text:tab/>3</text:p>
      <text:p text:style-name="P14">.LC0:</text:p>
      <text:p text:style-name="P14"><text:tab/>.string<text:tab/>"La somme de %d et %d est %d\n"</text:p>
      <text:p text:style-name="P14"><text:tab/>.align<text:tab/>3</text:p>
      <text:p text:style-name="P14">.LC1:</text:p>
      <text:p text:style-name="P14"><text:tab/>.string<text:tab/>"Infini"</text:p>
      <text:p text:style-name="P14"><text:tab/>.text</text:p>
      <text:p text:style-name="P14"><text:tab/>.align<text:tab/>2</text:p>
      <text:p text:style-name="P14"><text:tab/>.global<text:tab/>main</text:p>
      <text:p text:style-name="P14"><text:tab/>.type<text:tab/>main, %function</text:p>
      <text:p text:style-name="P14">main:</text:p>
      <text:p text:style-name="P14">.LFB0:</text:p>
      <text:p text:style-name="P14"><text:tab/>.cfi_startproc</text:p>
      <text:p text:style-name="P14"><text:tab/>stp<text:tab/>x29, x30, [sp, -32]!</text:p>
      <text:p text:style-name="P14"><text:tab/>.cfi_def_cfa_offset 32</text:p>
      <text:p text:style-name="P14"><text:tab/>.cfi_offset 29, -32</text:p>
      <text:p text:style-name="P14"><text:tab/>.cfi_offset 30, -24</text:p>
      <text:p text:style-name="P14"><text:tab/>mov<text:tab/>x29, sp</text:p>
      <text:p text:style-name="P14"><text:soft-page-break/><text:tab/>mov<text:tab/>w0, 5</text:p>
      <text:p text:style-name="P14"><text:tab/>str<text:tab/>w0, [sp, 20]</text:p>
      <text:p text:style-name="P14"><text:tab/>mov<text:tab/>w0, 10</text:p>
      <text:p text:style-name="P14"><text:tab/>str<text:tab/>w0, [sp, 24]</text:p>
      <text:p text:style-name="P14"><text:tab/>ldr<text:tab/>w1, [sp, 20]</text:p>
      <text:p text:style-name="P14"><text:tab/>ldr<text:tab/>w0, [sp, 24]</text:p>
      <text:p text:style-name="P14"><text:tab/>add<text:tab/>w0, w1, w0</text:p>
      <text:p text:style-name="P14"><text:tab/>str<text:tab/>w0, [sp, 28]</text:p>
      <text:p text:style-name="P14"><text:tab/>ldr<text:tab/>w3, [sp, 28]</text:p>
      <text:p text:style-name="P14"><text:tab/>ldr<text:tab/>w2, [sp, 24]</text:p>
      <text:p text:style-name="P14"><text:tab/>ldr<text:tab/>w1, [sp, 20]</text:p>
      <text:p text:style-name="P14"><text:tab/>adrp<text:tab/>x0, .LC0</text:p>
      <text:p text:style-name="P14"><text:tab/>add<text:tab/>x0, x0, :lo12:.LC0</text:p>
      <text:p text:style-name="P14"><text:tab/>bl<text:tab/>printf</text:p>
      <text:p text:style-name="P14">.L2:</text:p>
      <text:p text:style-name="P14"><text:tab/>adrp<text:tab/>x0, .LC1</text:p>
      <text:p text:style-name="P14"><text:tab/>add<text:tab/>x0, x0, :lo12:.LC1</text:p>
      <text:p text:style-name="P14"><text:tab/>bl<text:tab/>printf</text:p>
      <text:p text:style-name="P14"><text:tab/>b<text:tab/>.L2</text:p>
      <text:p text:style-name="P14"><text:tab/>.cfi_endproc</text:p>
      <text:p text:style-name="P14">.LFE0:</text:p>
      <text:p text:style-name="P14"><text:tab/>.size<text:tab/>main, .-main</text:p>
      <text:p text:style-name="P14"><text:tab/>.ident<text:tab/>"GCC: (Ubuntu 13.2.0-4ubuntu3) 13.2.0"</text:p>
      <text:p text:style-name="P14"><text:tab/>.section<text:tab/>.note.GNU-stack,"",@progbits</text:p>
      <text:p text:style-name="P14"/>
      <text:p text:style-name="P15">Donc voilà le code, c’est vraiment incompréhensible. <text:span text:style-name="T37">Si certaines personnes comprennent, vous pouvez m’envoyer un Email pour m’expliquer. N’hésiter pas à me partager vos retour</text:span><text:span text:style-name="T38">s. </text:span><text:span text:style-name="T39">Je comprends juste que le processeurs charge des registres et les additionne. </text:span><text:span text:style-name="T40">Je n’ai jamais fait d’assembleur sur RPI5. En effet c’est l’ordinateur que j’utilise pour programmer et tout ça. </text:span><text:span text:style-name="T41">J’ai, cependant fait de l’assembleur sur RPI4 et j’essaye de me dire que ce n’est pas si différent et c’est le cas. A par quelques lignes que je ne comprends pas, seul les noms des registres ont changé. </text:span><text:span text:style-name="T42">Normalement, j’utiliserai le VASM pour coder mon OS. </text:span><text:span text:style-name="T43">Donc on doit regarder chaque ligne une par une et vérifier ce que l’instruction fait. </text:span><text:span text:style-name="T44">Donc place au pseudo-code :</text:span></text:p>
      <text:p text:style-name="P15"/>
      <text:p text:style-name="P16">regarde chaque ligne une par une</text:p>
      <text:p text:style-name="P17">if ligne = … alors … </text:p>
      <text:p text:style-name="P17">elif ligne = … alors… </text:p>
      <text:p text:style-name="P17">elif ligne n’existe pas alors … </text:p>
      <text:p text:style-name="P17"/>
      <text:p text:style-name="P18"><text:span text:style-name="T45">Donc c’est quasiment le même pseudo-code que pour le « terminal ». Sauf que la différence est que dans un langage, on ajoute pas des fonctionnalités comme on ajouterai des applications à un OS. </text:span><text:span text:style-name="T46">Pour ajouter des fonctionnalités, il suffit de recréer le système de bibliothèque du C. Au début du fichier on indique les bibliothèques que l’on souhaite utilisé. </text:span><text:span text:style-name="T47">Ensuite le compilateur cherche le ficher dans le dossier où se trouve le code </text:span><text:span text:style-name="T48">source </text:span><text:span text:style-name="T47">et aussi dans un répertoire appelé Library. </text:span><text:span text:style-name="T48">Dans l’</text:span><text:span text:style-name="T49">é</text:span><text:span text:style-name="T48">x</text:span><text:span text:style-name="T49">é</text:span><text:span text:style-name="T48">cutable, il y aura donc le notre code source compilé et la bibliothèque compilé. </text:span><text:span text:style-name="T50">Ce qui permettra de pouvoir l’éxécuter sur des systèmes ne possédant pas la bibliothèqu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fr" fo:country="BE"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fr" fo:country="BE"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30T23:57:08.410116040</meta:creation-date>
    <dc:date>2024-03-31T03:51:24.205442178</dc:date>
    <meta:editing-duration>PT3H53M38S</meta:editing-duration>
    <meta:editing-cycles>70</meta:editing-cycles>
    <meta:generator>LibreOffice/7.6.4.1$Linux_AARCH64 LibreOffice_project/60$Build-1</meta:generator>
    <meta:document-statistic meta:table-count="0" meta:image-count="0" meta:object-count="0" meta:page-count="3" meta:paragraph-count="85" meta:word-count="1124" meta:character-count="6557" meta:non-whitespace-character-count="5465"/>
  </office:meta>
</office:document-meta>
</file>